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Versions/Version2"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ourier New2"/>
    </style:style>
    <style:style style:name="P2" style:family="paragraph" style:parent-style-name="Header_20_left">
      <style:text-properties style:font-name="Courier New2"/>
    </style:style>
    <style:style style:name="P3" style:family="paragraph" style:parent-style-name="Standard">
      <style:paragraph-properties fo:margin-left="0in" fo:margin-right="0in" fo:margin-top="0in" fo:margin-bottom="0in" loext:contextual-spacing="false" fo:line-height="115%" fo:text-indent="0.5in" style:auto-text-indent="false"/>
      <style:text-properties fo:font-size="18pt" fo:font-weight="bold" style:font-size-asian="18pt" style:font-weight-asian="bold" style:font-size-complex="18pt" style:font-weight-complex="bold"/>
    </style:style>
    <style:style style:name="P4"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style>
    <style:style style:name="P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background-color="transparent"/>
    </style:style>
    <style:style style:name="P6"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font-name-complex="Courier New1"/>
    </style:style>
    <style:style style:name="P7" style:family="paragraph" style:parent-style-name="Standard">
      <style:paragraph-properties fo:margin-left="0in" fo:margin-right="0in" fo:margin-top="0in" fo:margin-bottom="0in" loext:contextual-spacing="false" fo:line-height="200%" fo:text-align="center" style:justify-single-word="false" fo:text-indent="0.5in" style:auto-text-indent="false"/>
      <style:text-properties style:use-window-font-color="true" style:font-name="Courier New2" fo:background-color="transparent" style:font-name-complex="Courier New1"/>
    </style:style>
    <style:style style:name="P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5f84e" officeooo:paragraph-rsid="00266633" fo:background-color="transparent"/>
    </style:style>
    <style:style style:name="P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66633" officeooo:paragraph-rsid="00266633" fo:background-color="transparent"/>
    </style:style>
    <style:style style:name="P1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75c9d" officeooo:paragraph-rsid="00275c9d" fo:background-color="transparent"/>
    </style:style>
    <style:style style:name="P1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94c0d" officeooo:paragraph-rsid="00294c0d" fo:background-color="transparent"/>
    </style:style>
    <style:style style:name="P12"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fb481" officeooo:paragraph-rsid="002fb481" fo:background-color="transparent"/>
    </style:style>
    <style:style style:name="P13"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8b9d5" officeooo:paragraph-rsid="0048b9d5" fo:background-color="transparent"/>
    </style:style>
    <style:style style:name="P14"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3ea09d" officeooo:paragraph-rsid="003ea09d" fo:background-color="transparent"/>
    </style:style>
    <style:style style:name="P1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650c3" officeooo:paragraph-rsid="004650c3" fo:background-color="transparent"/>
    </style:style>
    <style:style style:name="P16"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adb75" officeooo:paragraph-rsid="004adb75" fo:background-color="transparent"/>
    </style:style>
    <style:style style:name="P17"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font-weight="bold" fo:background-color="transparent" style:font-weight-asian="bold" style:font-name-complex="Courier New1" style:font-weight-complex="bold"/>
    </style:style>
    <style:style style:name="P1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background-color="transparent" style:font-size-asian="12pt" style:font-size-complex="12pt"/>
    </style:style>
    <style:style style:name="P2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style:text-underline-style="none" fo:font-weight="normal" fo:background-color="transparent" style:font-size-asian="12pt" style:font-weight-asian="normal" style:font-size-complex="12pt" style:font-weight-complex="normal"/>
    </style:style>
    <style:style style:name="P21" style:family="paragraph" style:parent-style-name="Standard">
      <style:paragraph-properties fo:margin-left="0in" fo:margin-right="0in" fo:margin-top="0in" fo:margin-bottom="0in" loext:contextual-spacing="false" fo:line-height="115%" fo:text-indent="0.5in" style:auto-text-indent="false"/>
    </style:style>
    <style:style style:name="P22" style:family="paragraph" style:parent-style-name="Standard">
      <style:paragraph-properties fo:margin-left="0in" fo:margin-right="0in" fo:margin-top="0in" fo:margin-bottom="0in" loext:contextual-spacing="false" fo:line-height="115%" fo:text-indent="0.5in" style:auto-text-indent="false"/>
      <style:text-properties officeooo:paragraph-rsid="0080152f"/>
    </style:style>
    <style:style style:name="P23" style:family="paragraph" style:parent-style-name="Standard" style:master-page-name="">
      <style:paragraph-properties fo:margin-left="0in" fo:margin-right="0in" fo:margin-top="0in" fo:margin-bottom="0in" loext:contextual-spacing="false" fo:line-height="200%" fo:text-indent="0.5in" style:auto-text-indent="false" style:page-number="auto"/>
      <style:text-properties style:use-window-font-color="true" style:font-name="Courier New2" fo:background-color="transparent" style:font-name-complex="Courier New1"/>
    </style:style>
    <style:style style:name="P24"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25"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2pt" fo:background-color="transparent" style:font-size-asian="12pt" style:font-size-complex="12pt"/>
    </style:style>
    <style:style style:name="P26"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27"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fo:background-color="transparent"/>
    </style:style>
    <style:style style:name="P28"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4adb75" officeooo:paragraph-rsid="004adb75" fo:background-color="transparent"/>
    </style:style>
    <style:style style:name="P29"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68f4fb" officeooo:paragraph-rsid="0068f4fb" fo:background-color="transparent"/>
    </style:style>
    <style:style style:name="P30" style:family="paragraph" style:parent-style-name="Standard">
      <style:paragraph-properties fo:margin-left="0in" fo:margin-right="0in" fo:margin-top="0in" fo:margin-bottom="0in" loext:contextual-spacing="false" fo:line-height="115%" fo:text-indent="0in" style:auto-text-indent="false"/>
      <style:text-properties officeooo:paragraph-rsid="004adb75"/>
    </style:style>
    <style:style style:name="P31" style:family="paragraph" style:parent-style-name="Heading_20_1">
      <style:paragraph-properties fo:margin-left="0in" fo:margin-right="0in" fo:margin-top="0in" fo:margin-bottom="0in" loext:contextual-spacing="false" fo:text-indent="0.5in" style:auto-text-indent="false" fo:break-before="page"/>
      <style:text-properties style:use-window-font-color="true" style:font-name="Courier New2" fo:background-color="transparent"/>
    </style:style>
    <style:style style:name="P32"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font-name="Courier New2" fo:background-color="transparent"/>
    </style:style>
    <style:style style:name="P33" style:family="paragraph" style:parent-style-name="Heading_20_1">
      <style:paragraph-properties fo:margin-left="0in" fo:margin-right="0in" fo:margin-top="0in" fo:margin-bottom="0in" loext:contextual-spacing="false" fo:line-height="115%" fo:text-align="center" style:justify-single-word="false" fo:text-indent="0.5in" style:auto-text-indent="false" fo:break-before="page"/>
      <style:text-properties style:use-window-font-color="true" style:font-name="Courier New2" officeooo:rsid="0068f4fb" officeooo:paragraph-rsid="0080150c" fo:background-color="transparent"/>
    </style:style>
    <style:style style:name="P34"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fo:background-color="transparent"/>
    </style:style>
    <style:style style:name="P35" style:family="paragraph" style:parent-style-name="Heading_20_1">
      <style:paragraph-properties fo:margin-left="0in" fo:margin-right="0in" fo:margin-top="0in" fo:margin-bottom="0in" loext:contextual-spacing="false" fo:text-indent="0.5in" style:auto-text-indent="false"/>
      <style:text-properties style:use-window-font-color="true" style:font-name="Courier New2" fo:background-color="transparent"/>
    </style:style>
    <style:style style:name="P36"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37"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fo:background-color="transparent"/>
    </style:style>
    <style:style style:name="P38"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39" style:family="paragraph" style:parent-style-name="Heading_20_2">
      <style:paragraph-properties fo:margin-left="0in" fo:margin-right="0in" fo:margin-top="0in" fo:margin-bottom="0in" loext:contextual-spacing="false" fo:text-indent="0.5in" style:auto-text-indent="false" fo:keep-with-next="auto"/>
      <style:text-properties style:use-window-font-color="true" style:font-name="Courier New2" fo:font-size="26pt" fo:background-color="transparent" style:font-size-asian="26pt" style:font-size-complex="26pt"/>
    </style:style>
    <style:style style:name="T1" style:family="text">
      <style:text-properties style:font-name="Courier New2"/>
    </style:style>
    <style:style style:name="T2" style:family="text">
      <style:text-properties style:font-name-complex="Courier New1"/>
    </style:style>
    <style:style style:name="T3" style:family="text">
      <style:text-properties officeooo:rsid="001cc813"/>
    </style:style>
    <style:style style:name="T4" style:family="text">
      <style:text-properties officeooo:rsid="001f79a9"/>
    </style:style>
    <style:style style:name="T5" style:family="text">
      <style:text-properties officeooo:rsid="0022d8b1"/>
    </style:style>
    <style:style style:name="T6" style:family="text">
      <style:text-properties officeooo:rsid="00266633"/>
    </style:style>
    <style:style style:name="T7" style:family="text">
      <style:text-properties officeooo:rsid="00294c0d"/>
    </style:style>
    <style:style style:name="T8" style:family="text">
      <style:text-properties officeooo:rsid="002b1a76"/>
    </style:style>
    <style:style style:name="T9" style:family="text">
      <style:text-properties officeooo:rsid="0032def3"/>
    </style:style>
    <style:style style:name="T10" style:family="text">
      <style:text-properties officeooo:rsid="00342769"/>
    </style:style>
    <style:style style:name="T11" style:family="text">
      <style:text-properties officeooo:rsid="00351cc3"/>
    </style:style>
    <style:style style:name="T12" style:family="text">
      <style:text-properties fo:font-size="12pt" style:font-size-asian="12pt" style:font-size-complex="12pt"/>
    </style:style>
    <style:style style:name="T13" style:family="text">
      <style:text-properties fo:font-size="12pt" officeooo:rsid="00351cc3" style:font-size-asian="12pt" style:font-size-complex="12pt"/>
    </style:style>
    <style:style style:name="T14" style:family="text">
      <style:text-properties officeooo:rsid="003620f7"/>
    </style:style>
    <style:style style:name="T15" style:family="text">
      <style:text-properties style:use-window-font-color="true" style:font-name="Courier New2" officeooo:rsid="004adb75" fo:background-color="transparent" loext:char-shading-value="0"/>
    </style:style>
    <style:style style:name="T16" style:family="text">
      <style:text-properties style:use-window-font-color="true" style:font-name="Courier New2" officeooo:rsid="004e9e4c" fo:background-color="transparent" loext:char-shading-value="0"/>
    </style:style>
    <style:style style:name="T17" style:family="text">
      <style:text-properties style:use-window-font-color="true" style:font-name="Courier New2" fo:font-size="12pt" style:text-underline-style="none" fo:font-weight="normal" fo:background-color="transparent" loext:char-shading-value="0" style:font-size-asian="12pt" style:font-weight-asian="normal" style:font-size-complex="12pt" style:font-weight-complex="normal"/>
    </style:style>
    <style:style style:name="T18" style:family="text">
      <style:text-properties style:use-window-font-color="true" style:font-name="Courier New2" fo:font-size="12pt" style:text-underline-style="none" fo:font-weight="normal" officeooo:rsid="0080152f" fo:background-color="transparent" loext:char-shading-value="0" style:font-size-asian="12pt" style:font-weight-asian="normal" style:font-size-complex="12pt" style:font-weight-complex="normal"/>
    </style:style>
    <style:style style:name="T19" style:family="text">
      <style:text-properties style:use-window-font-color="true" style:font-name="Courier New2" fo:font-size="12pt" style:text-underline-style="none" fo:font-weight="normal" style:font-size-asian="12pt" style:font-weight-asian="normal" style:font-size-complex="12pt" style:font-weight-complex="normal"/>
    </style:style>
    <style:style style:name="T20" style:family="text">
      <style:text-properties officeooo:rsid="003a5fb2"/>
    </style:style>
    <style:style style:name="T21" style:family="text">
      <style:text-properties officeooo:rsid="003ea09d"/>
    </style:style>
    <style:style style:name="T22" style:family="text">
      <style:text-properties officeooo:rsid="0046687c"/>
    </style:style>
    <style:style style:name="T23" style:family="text">
      <style:text-properties officeooo:rsid="00458dea"/>
    </style:style>
    <style:style style:name="T24" style:family="text">
      <style:text-properties officeooo:rsid="004cd7da"/>
    </style:style>
    <style:style style:name="T25" style:family="text">
      <style:text-properties officeooo:rsid="004dce12"/>
    </style:style>
    <style:style style:name="T26" style:family="text">
      <style:text-properties officeooo:rsid="005a2b81"/>
    </style:style>
    <style:style style:name="T27" style:family="text">
      <style:text-properties officeooo:rsid="005dba0a"/>
    </style:style>
    <style:style style:name="T28" style:family="text">
      <style:text-properties officeooo:rsid="005dfd85"/>
    </style:style>
    <style:style style:name="T29" style:family="text">
      <style:text-properties officeooo:rsid="006065bc"/>
    </style:style>
    <style:style style:name="T30" style:family="text">
      <style:text-properties officeooo:rsid="0064ce65"/>
    </style:style>
    <style:style style:name="T31" style:family="text">
      <style:text-properties officeooo:rsid="00656a24"/>
    </style:style>
    <style:style style:name="T32" style:family="text">
      <style:text-properties officeooo:rsid="006c2cf6"/>
    </style:style>
    <style:style style:name="T33" style:family="text">
      <style:text-properties officeooo:rsid="00783dc7"/>
    </style:style>
    <style:style style:name="T34" style:family="text">
      <style:text-properties officeooo:rsid="0079eb0c"/>
    </style:style>
    <style:style style:name="T35" style:family="text">
      <style:text-properties officeooo:rsid="007be460"/>
    </style:style>
    <style:style style:name="T36" style:family="text">
      <style:text-properties officeooo:rsid="007d9117"/>
    </style:style>
    <style:style style:name="T37" style:family="text">
      <style:text-properties officeooo:rsid="007f4a80"/>
    </style:style>
    <style:style style:name="T38" style:family="text">
      <style:text-properties officeooo:rsid="008015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4"><text:span text:style-name="T2">Name <text:s text:c="6"/><text:tab/><text:tab/> <text:s text:c="4"/><text:tab/><text:tab/><text:tab/><text:tab/>page count </text:span><text:span text:style-name="T2"><text:page-count style:num-format="1">21</text:page-count></text:span></text:p>
      <text:p text:style-name="P4"><text:span text:style-name="T2">Street <text:s text:c="3"/><text:tab/> <text:s text:c="5"/><text:tab/><text:tab/><text:tab/><text:tab/><text:tab/>word count </text:span><text:span text:style-name="T2"><text:word-count style:num-format="1">7091</text:word-count></text:span></text:p>
      <text:p text:style-name="P4"><text:span text:style-name="T2">City, St. <text:s text:c="6"/><text:tab/><text:tab/><text:tab/><text:tab/><text:tab/><text:tab/>characters </text:span><text:span text:style-name="T2"><text:character-count style:num-format="1">36570</text:character-count></text:span></text:p>
      <text:p text:style-name="P6"/>
      <text:p text:style-name="P6"/>
      <text:p text:style-name="P6"/>
      <text:p text:style-name="P6"/>
      <text:p text:style-name="P6"/>
      <text:p text:style-name="P6"/>
      <text:p text:style-name="P6"/>
      <text:p text:style-name="P17"/>
      <text:h text:style-name="P39" text:outline-level="2">Glitched</text:h>
      <text:p text:style-name="P7">By <text:span text:style-name="T10">lela_null</text:span></text:p>
      <text:h text:style-name="P32" text:outline-level="1"/>
      <text:h text:style-name="P36" text:outline-level="1"/>
      <text:h text:style-name="P36" text:outline-level="1"/>
      <text:h text:style-name="P36" text:outline-level="1"/>
      <text:h text:style-name="P36" text:outline-level="1">Table of Contents</text:h>
      <text:p text:style-name="P25"/>
      <text:p text:style-name="P20">Page 1<text:tab/>Title</text:p>
      <text:p text:style-name="P3"><text:span text:style-name="T17">Page 2<text:tab/></text:span><text:a xlink:type="simple" xlink:href="#1.Table of Contents|outline" text:style-name="Internet_20_link" text:visited-style-name="Visited_20_Internet_20_Link"><text:span text:style-name="T19">Table of Contents</text:span></text:a></text:p>
      <text:p text:style-name="P3"><text:span text:style-name="T17">Page 3<text:tab/></text:span><text:a xlink:type="simple" xlink:href="#2.Preface|outline" text:style-name="Internet_20_link" text:visited-style-name="Visited_20_Internet_20_Link"><text:span text:style-name="T19">Preface</text:span></text:a></text:p>
      <text:p text:style-name="P3"><text:span text:style-name="T17">Page 4<text:tab/></text:span><text:a xlink:type="simple" xlink:href="#3.Prologue|outline" text:style-name="Internet_20_link" text:visited-style-name="Visited_20_Internet_20_Link"><text:span text:style-name="T19">Prologue</text:span></text:a></text:p>
      <text:p text:style-name="P21"><text:span text:style-name="T17">Page 5<text:tab/></text:span><text:a xlink:type="simple" xlink:href="#20.Chapter 1 – In the Beginning...|outline" text:style-name="Internet_20_link" text:visited-style-name="Visited_20_Internet_20_Link">Chapter 1 – In the Beginning</text:a><text:span text:style-name="T19">...</text:span></text:p>
      <text:p text:style-name="P22"><text:span text:style-name="T17">Page </text:span><text:span text:style-name="T18">21</text:span><text:span text:style-name="T17"><text:tab/></text:span><text:a xlink:type="simple" xlink:href="#21.Chapter 2 – There was Light...|outline" text:style-name="Internet_20_link" text:visited-style-name="Visited_20_Internet_20_Link">Chapter 2 – There was Light</text:a><text:span text:style-name="T18">...</text:span></text:p>
      <text:p text:style-name="P18"/>
      <text:h text:style-name="P32" text:outline-level="1"/>
      <text:h text:style-name="P36" text:outline-level="1"/>
      <text:h text:style-name="P36" text:outline-level="1"/>
      <text:h text:style-name="P36" text:outline-level="1"/>
      <text:h text:style-name="P36" text:outline-level="1">Preface</text:h>
      <text:p text:style-name="P24"/>
      <text:p text:style-name="P19">I thank you for getting a copy of this story that I have tried very many times to complete, I could never find the right words or the right amount of time to complete it. A person like me with a creative mind is always struggling with to many ideas and no were near enough time to complete them all. This is probably my tenth attempt to write this story so I hope it is to your liking.</text:p>
      <text:h text:style-name="P31" text:outline-level="1"/>
      <text:h text:style-name="P35" text:outline-level="1"/>
      <text:h text:style-name="P35" text:outline-level="1"/>
      <text:h text:style-name="P35" text:outline-level="1"/>
      <text:h text:style-name="P36" text:outline-level="1">Prologue</text:h>
      <text:p text:style-name="P24"/>
      <text:p text:style-name="P19">“Give me a moment while I sort through the facts, I want to ensure they are presented chronologically, in the order that the events took place, not the order I understood them, it will be easier for you to understand.” I think to myself as I look blankly at my computer screen trying to think of how I want to start my life story. I have always wanted to complete this task and now with a guessable week left to live freely I have no choice if I am ever going to accomplish this goal.</text:p>
      <text:p text:style-name="P5"><text:span text:style-name="T12">I am currently 2</text:span><text:span text:style-name="T13">6</text:span><text:span text:style-name="T12"> years of age </text:span><text:span text:style-name="T13">and I wanted to tell you the story of my life, not in a way that there is a moral or goal, but in a way that there is just... life. I thought it would be interesting because I have done many things to gain lots of unique experiences.</text:span> So lets start from the beginning.</text:p>
      <text:h text:style-name="P34" text:outline-level="1"/>
      <text:h text:style-name="P37" text:outline-level="1"/>
      <text:h text:style-name="P37" text:outline-level="1"/>
      <text:h text:style-name="P37" text:outline-level="1"/>
      <text:h text:style-name="P38" text:outline-level="1">Chapter 1 – In the Beginning...</text:h>
      <text:p text:style-name="P26"/>
      <text:p text:style-name="P5">My parents never knew each other in the traditional sense of romance. My mother's name was Miyuki Takanashi, a Japanese immigrant to America. When she was only 17 when her parents abandoned her in this foreign country. Armed with only her passport and a few dollars she was alone. Her English was terrible at best. But somehow she managed to get work at a modeling studio. The director must have had a soft spot for Asians because he paid her a fair price under the table, even though she was labeled a volunteer.</text:p>
      <text:p text:style-name="P5">My father was called Chuck Slayer, but his real name was Danny Lowhart, as I later found out. I'm not sure where he got the pseudonym from but in any case he used it a lot. His profession, or the lack of one, was drug trafficking. During one of his routine deals something went wrong. In a fit of rage he decided to rape a nearby female, that was my mother. She never reported it, in fear of being arrested herself as an illegal alien.</text:p>
      <text:p text:style-name="P5">With emotional and physical damage, she attempted to return to work were made but the bruises and swelling were a bit to much for the studio. After her injuries had healed, it became apparent that she was pregnant and still would not be allowed back to work. She lost her apartment as a result. Luck was on her side though. I say that because she was able to get into a pregnant woman's shelter, one that was financially supported by the state so there were standards to what was allowed. It was clean with mostly friendly people. Everybody helped out. But in the end it was still a sad place to be. It's not the type of place you ever get used to. This is where she stayed until my birth.</text:p>
      <text:p text:style-name="P5">Even my birth did not have any happy moments. In the Emergency Room there were complications and my mother did not make it. I'm not even sure who gave me my name. With no parents I was a child of the state, I went to a foster home after a <text:span text:style-name="T24">few </text:span>week<text:span text:style-name="T24">s</text:span> at the hospital.</text:p>
      <text:p text:style-name="P5"><text:span text:style-name="T24">At two I was sent to an orphanage, n</text:span>othing special happened all the way up until I turned five years old. Only then I just started school. No super powers or anything, but I liked to pretend, but <text:soft-page-break/>don't all kids? It was my first day of school and I was not sure if I was excited or terrified of something new.</text:p>
      <text:p text:style-name="P5">Knock, knock! My caretaker calls from the other side of the door, “It is time to wake up Lèla my dear.” I stir a bit under my blankets.</text:p>
      <text:p text:style-name="P5">Nancy Mitts has been my caretaker for as long as I can remember. Most kids are assigned a caretaker, where the caretaker and about five other kids live in the same house. It's still considered a facility even though most of the facility is behind a private gate. At the front of the property there is the main facility where kids that need extra attention remain, there are usually about fifteen at a time there.</text:p>
      <text:p text:style-name="P5">Today would be my first day of school and I was excited so I rub my eyes and try to wake up as quickly as possible. The door opened and she stepped in with a new uniform in hand. “This is what you will be wearing today, hun, are you awake?”</text:p>
      <text:p text:style-name="P5">I clumsily nod my head. I was ready to wake up but my body always protests. I fought with my little legs to sit up in bed.</text:p>
      <text:p text:style-name="P5">“How are you feeling? Are you excited for you first day of school?” she began prompting me.</text:p>
      <text:p text:style-name="P5">For a moment I ignore her and go to the bathroom. When I com back I respond, like my brain was on pause, <text:tab/>“Yeah, do I have to wear those clothes?”</text:p>
      <text:p text:style-name="P5">“Yes you do, it is a school uniform. They cost Nancy a lot of money so try to keep them clean. Alright?”</text:p>
      <text:p text:style-name="P5">“I will keep them super clean forever!” I exaggerated.</text:p>
      <text:p text:style-name="P5">“That's wonderful!” she said with a gentle smile. “Do you think you will need help putting on your new uniform?”</text:p>
      <text:p text:style-name="P5">I look at the articles of clothing that are now sitting on the end of the bed, how do they fit together I wonder. “It looks hard.” I say slowly.</text:p>
      <text:p text:style-name="P5">“Alright, I'll help you, let's start by taking your pajamas off.” She says.</text:p>
      <text:p text:style-name="P5">Obediently I take off the night clothes I had been wearing and she helps my put on the seemingly impossible uniform that the school assigned to me. It was a long dark ash gray shirt and a skirt with burnt orange trim on them with various scheme fitting patterns on the rest of the uniform. (the skirt had shorts sewn inside it). The shirt had a logo with a panther on an orange circle and underneath was the <text:soft-page-break/>word “Thornburg” I didn't know anything about Thornburg at the time but I later learned that it was a private school. The orphanage would never pay for something so exquisite like that so that means that Nancy went out of her way to pay from her pocket to enroll me into this school. I still don't know the real reason, she just says There was something special about me. We finish getting me dressed and she hands me a backpack made of quality denim and a metal zipper, my name was etched into a slice of leather that was sewn to the back. I understood that all of my supplies that I picked out yesterday with Nancy were contained neatly into the bag. I put on the backpack and happily walked with her through the community to her personal vehicle, a blue jeep. The early morning was dim and the peeking sun was bright, the air felt a tad cool.</text:p>
      <text:p text:style-name="P5">“Now remember what car I am driving because I will be picking you up after school too.” Nancy says.<text:line-break/>“I know, you told me that yesterday.” I explain.</text:p>
      <text:p text:style-name="P5">“Yes you're right, I just want to make sure you remember. I'm a little worried about you honey. Your first time all alone in this big world can be a bit confusing.” She says looking at me. Then she looks forwards and starts the jeep. We ride silently, I had no idea how to talk about something I had never experienced before. Is it even possible? Maybe, but I would probably sound foolish if I tried.</text:p>
      <text:p text:style-name="P5">We arrive at the school without any issues. I know she tried to explain how it would be and what to do but I could not help but to be intimidated. She parked the car a short walk from the main entrance and I began to feel a bit afraid, unable to move independently from how I was instructed.</text:p>
      <text:p text:style-name="P5">“Are you ready to go in an<text:span text:style-name="T4">d</text:span> meet your teacher?” Nancy's voice interrupted my thoughts of awe.</text:p>
      <text:p text:style-name="P5">“I'm scared. What if I get lost?” The most reasonable question I could have asked.</text:p>
      <text:p text:style-name="P5">“It will be okay, I can walk you to your class and your teacher can show you around, This school is small enough you should be fine.” she said opening the door to her car door. I follow her lead. <text:s text:c="2"/>I have to be brave I think to myself. I have been dressed up to nicely not to be brave. My mind began to race with five-year-old thoughts. I followed Nancy silently into the building that is made of aged but clean bricks, the trimmings are painted in a thick black. On one wall there is the same logo and word as there is on my shirt. I understood <text:soft-page-break/>that this is the school chosen for me to attend but is still felt strange leaving the orphanage. It's all I knew after all. We pass through the outside door, it was a nice wooden door with a viewing window. We turn to the right as soon as we get in and enter another door, it's the main office.</text:p>
      <text:p text:style-name="P5">“Hello, you must be Nancy Mitts.” the receptionist begins. She is wearing an office skirt and blouse that match the schools color scheme. “I'm Samantha, Sam for short and this little one must be...” she looks at a list on her desk, “Leela.”</text:p>
      <text:p text:style-name="P5">“It's Layla.” I correct her.</text:p>
      <text:p text:style-name="P5">“Oh I'm sorry. Let's make sure her name is spelled correctly.” she says turning the clipboard towards Nancy with a finger on my name.</text:p>
      <text:p text:style-name="P5">“Her name has an accent over the E.” Nancy says reaching for a now offered pen. She corrects the minor error and returns the list to Samantha.</text:p>
      <text:p text:style-name="P5">“Alright I will put a pronunciation here for the faculty and...” carefully writing in something she pauses mid-sentence, “we can take you both to meet her teacher.” She sat the list on her desk in a way that would make you think is was glass. “But first...” she paused mid-sentence again, “HEY DAVID, THERE IS A NEW STUDENT I WOULD LIKE FOR YOU TO MEET!” She shouted into a room farther back into the office. “He just took over his father's position and I am trying to get him more involved with the students here” she explains. “His father's father was Michel Thornburg, the founder of this school.” she looks behind her then back, “To be honest, I'm not really sure if he even likes kids.”</text:p>
      <text:p text:style-name="P5">“You guys are here early”, a young man about twenty-six walked in, “I'm David, who are you guys?”</text:p>
      <text:p text:style-name="P5">“I'm-” Nancy starts then is cut off by Samantha.</text:p>
      <text:p text:style-name="P5">“They are Nancy and Layla.”</text:p>
      <text:p text:style-name="P5">“Your the kid with the accent in your name, right?” David immediately points out looking straight at me.</text:p>
      <text:p text:style-name="P5">“Yeah.” I say.</text:p>
      <text:p text:style-name="P5">“I remember that, I had them write your name on your backpack. I want to make sure there are no mess ups. I'm glad I know how to say your name now.” David says really relaxed. That is real attention to detail, in fact my is spelled correctly on my backpack. Knowing I am <text:soft-page-break/>attending a school that cares that much about details gave me a comforting feeling.</text:p>
      <text:p text:style-name="P5">“I look forward to watching you learn and grow while your here.” he adds before, asking Samantha to take us to my classroom. Samantha picks up the clipboard before ushering Nancy and me to leave the office. We all begin to walk through the hall left of the entrance and the chatty receptionist begins the moment the office door closes, “Now your teacher is...” pausing on queue to look at the list again, “Mr. Anderson. Now did you read the school handbook?”</text:p>
      <text:p text:style-name="P5">“I didn't have time to look over it yet.” Nancy admits.</text:p>
      <text:p text:style-name="P5">“This school is a bit different from public schools, a student's home room teacher will be the same for up to four years so that that teacher will get to know the students. We find it to be less stressful year to year so the student knows at least one teacher at the start of every year.” she says arriving at the classroom. She knocks a short rhythm and the door handle turns a moment later showing middle aged man with light hint of gray in his well kept hair. He wore something something that was a slight step down from a suit. Again the colors represented the school colors. He had a pin on his shirt that represented a child holding a pen up to the sky like a sword. It seems like a strange detail to remember but it stood out so much, so shiny against the dark gray clothes.</text:p>
      <text:p text:style-name="P5">“Good morning ladies. I was not expecting any children for another hour. My name is Chase Anderson, what could I do for you three?”</text:p>
      <text:p text:style-name="P5">Samantha immediately started talking, “I have brought these two, well mainly the young one...” looking at the list, “Layla, she says slowly, L-E-L-A with an accent on the e. She has been assigned to your classroom.”</text:p>
      <text:p text:style-name="P5">“Interesting name.” He looks at me, “Do you know how to spell your name?”</text:p>
      <text:p text:style-name="P5">This question was a bit forward but I answered, “Yes.” I have been practicing my ABC's and 123's with Nancy.</text:p>
      <text:p text:style-name="P5">“Oh, that's good, see if you can find your seat.” He gestures into the classroom. There were not a lot of desks like there were in a public school (I learned this later too.) only about 15, leaving plenty of room in the class still for moving around. I hesitate into the room and wander to a desk, there is wooden nameplates that looked like they were made in shop class on all the desks. The names were <text:soft-page-break/>etched into them a bit strangely, but still readable never the less. I continue to wander the couple rows that are available. I find mine two rows from the back, and on the side away from the window, and no accent on the E. I hope this is not going to be a common issue. It makes me feel good when somebody takes the extra time to add the accent, I feel like they care, they understand and listen to me. I pick up the nameplate, I have been hyped up for this school, I want everything to be perfect. I take it to the teacher, where he is chatting to Nancy about my current knowledge. Samantha has already left by now.</text:p>
      <text:p text:style-name="P5">They stop and look at me as I approach, “This needs the line over the E.”</text:p>
      <text:p text:style-name="P5">He takes it from me and observes it, “You're right. I'll fix this in a few moments.”</text:p>
      <text:p text:style-name="P5">“Forgive her if she's any trouble, she's very particular about her name.” Nancy tells him.</text:p>
      <text:p text:style-name="P5">“It's no problem,” he looks at me and says, “Nancy was just telling me how smart you are. Only the best for a genius.” he says unlocking a cabinet, “Nancy is it? You can come in if you would like and have a look around.”</text:p>
      <text:p text:style-name="P5">With that she edges into the room and wanders a bit mainly reading nameplates and information boards. I go to my desk, taking off my backpack I sit and watch in absolute amazement as teacher uses a carving kit on my nameplate and chisel a groove where my accent would go. He did not rush, he was careful. After a few minutes passed Nancy said her goodbyes and left. It was just me and the teacher, I felt naked. I have never in my remember able life been away from Nancy. I did not entirely feel unsafe though. The teacher seems nice. He finished and handed my nameplate back to me, the accent was there and the rest of the name was smoother looking. I just watched my teacher carve that accent into the wood, that is almost proof that he may have carved all of the nameplates. Almost.</text:p>
      <text:p text:style-name="P5">The remaining time until the next kid came into the classroom was short feeling, there was a lot to take in to fill the gap. The kid was a light skinned boy with dark brown hair and, of course the same uniform as her, except he had long pants instead of a skirt. All my life I have been taught to be nice but a strange feeling kept me from greeting him. I did quite the opposite, I stared at him. There <text:soft-page-break/>was nothing special about him, I just couldn't help it. He sat in the desk next to me with Jacob Macom written on the nameplate.</text:p>
      <text:p text:style-name="P5">The rest of the kids started to come in faster and faster until all but one desk was filled. The nameplate on the empty desk was Jessica McKay.</text:p>
      <text:p text:style-name="P5">A knock at the door stopped the light chatter from the other kids, I lifted my head an<text:span text:style-name="T4">d</text:span> looked to the door with rest. “My I have a word with you in private Mr. Anderson?” Samantha from earlier declares.</text:p>
      <text:p text:style-name="P5">“Of course.” The teacher stands from his desk at the back of the room and goes through the door. There is a bit of chattering in the hall then he comes back with an upset look on his face. “It seems that Jessica McKay will not be attending this class.” he says with sadness in his voice as he picks up the nameplate on the desk next to mine. He continues towards the from of the class and places the name on the chalk board carefully turning it away from the class. Something was definitely not right. The class begins without a single mention of it. “Turn in your books to page 43.” He turns to observe our reactions. He is greeted with mostly confusion. A slight, nearly invisible amount of satisfaction was put on his face by our reaction. “I think I have the wrong book myself. What grade is this supposed to be?”</text:p>
      <text:p text:style-name="P5">“Kindergarten.” The class answered sparingly, with the trail of obvious copy-cat kids. I knew this, and I answered, hoping that I one of the first to answer.</text:p>
      <text:p text:style-name="P5">“Yes I definitely have the wrong book. He says closing the book in his hand. He quickly gestures a single index finger, “One moment.” he announces as he walks <text:span text:style-name="T4">the</text:span> back of the room to exchange the book for another on his desk. Then back to the front of the class where he was. He pauses for a moment to read a something in the beginning of the book. I look at him with curiosity. A couple other children stir subtly in their seats but remain quiet, most looking in his direction still. “Alright!” He suddenly states. “It seems that to most of you this is your first day here. I think to start with, we will do some introductions. Say your name, and maybe another thing, what other thing? What will people want to know about you? You should keep it interesting; something like, your favorite toy,” a few kids got excited and started to make faces to show approval, the teacher notices, them and he also notices other not as excited. It seemed a <text:soft-page-break/>clear goal to get all the kids excited so he continued. “I also hear that television is becoming popular, maybe you like watching a certain show.” He pauses for a small moment to see more eyes light up. Somehow this made him more entertaining to watch and listen to. His voice fluctuated in just the right amounts to keep me wanting more. “or maybe, you have a totally different interest.” This sounded like the end of his sentence. So people stated to try to talk but he instantly added. “However there a lot of you so we can talk all at the same time so we have to take turns and keep it a little short. I will go first to give an example.” The class went quiet again to listen. “I am Kyle Anderson, or Mr. Anderson, I will be your primary teacher for the next few years. My favorite thing to do is learn, and to teach what I learn. Now we will have one person at a time talk, that's important, we will start at the front here, “ He walks over to a desk nest to a window and touches the desk. “And the next person will be in that direction until we get to the last one then it will be the one behind them and then it will zigzag.” He said pointing a finger back and forth at desks. “Alright back to the fist person. Go!”</text:p>
      <text:p text:style-name="P5">The first girl looks at him and hesitates for only a brief moment then begins, “Um, I am,” she looks around the room.</text:p>
      <text:p text:style-name="P5">“Oh please stand up when you are speaking to the class, it means 'I want respect.'”</text:p>
      <text:p text:style-name="P27"><text:tab/>She was nervous to talk first, but slowly she stood. “My name is Sarah Bettle.” a pause came after.</text:p>
      <text:p text:style-name="P5">“Good, and what are you interested in?” Mr. Anderson coax her onward.</text:p>
      <text:p text:style-name="P5">“I like... <text:span text:style-name="T4">“</text:span>she pauses again to think. I should probably think of what I want to say. “I like to read books.” Thank goodness I was near the back of class.</text:p>
      <text:p text:style-name="P5">I continued to think as the next girl began, first standing “Hello, I am Sidney Cox and I like to play with magnets.” her introduction was so clear and non hesitant. The next student began and I zoned out, what could I say, I don't read, or watch television. What do I normally do at home? In a moment's notice the kid that sat next to me, Jacob, stood. I watched my mind no longer racing as if interrupted by reality. He began to speak, “My name is Jacob Malcom, I like to watch television. My favorite show is Buggs Bunny.” He said not even looking at anybody in the class, it was almost like he was <text:soft-page-break/>talking to a deaf wall. He sat down, and my heart began to race again. It was my turn, I mustn't look foolish I thought. I stood.</text:p>
      <text:p text:style-name="P5">“My name is Layla and I um, I like Legos.” I state in a simple manor. I too didn't look at anybody. Maybe it was easier that way.</text:p>
      <text:p text:style-name="P5">“I see you and Timothy have something in common.” Mr. Anderson looks right at me. “Next.” he points to the kid behind me. <text:span text:style-name="T3">That’s wasn’t’’ supposed to happen I thought immediately. Maybe I should have paid more attention. The introductions continued with no extreme outliers, just kids liking toys.</text:span></text:p>
      <text:p text:style-name="P5">“<text:span text:style-name="T4">Alright I would like to go over some simple rules first.” Mr. Anderson began after the last student finished. “First, all of you are equal with different opinions but none of us will hear each other if you all talk at once so we need a system, some way to let everyone know you want to talk. Normally schools want you to raise your hand in the air, but I think that is distracting. How about we just make a fist and put it on the desk. Will you give it a try?” He demonstrates what he wants and points to a student in the room. They look at their hand, ball it up, then lay it on the desk. “Perfect.” I will see that from up here and I will call on you. Let’s all make a fist to make sure we understand.” A few knocks on the desk were made as the class hesitantly made a fist. “This gesture is the same as pretending to hold your ideas in your hand so you don’t lost them. Now for embarrassing bathroom needs. Just put your other hand over that fist. I will know what you mean.” He demonstrates but does not request this.</text:span></text:p>
      <text:p text:style-name="P5">“<text:span text:style-name="T5">Moving on to the next thing. Does anybody have any questions, remember to ball up your hand.” Nobody moves, we sit there for a moment while the teacher looks around the room. No fists. “Alright as your first teacher here at this school I need to show you all around. I will show you quick and clean way to form a line and then we will walk around the halls, you must be quiet though. First let’s form a line, I want everybody to stand up.” Nobody moves for a moment but then in a quick growing roar everybody gets up, I rise in the peak of the noise. We are all standing next to our chairs. In from of the first row Mr. Anderson begins, “This row walk straight forward,” he moves over and points to the next row, “Now this row…</text:span></text:p>
      <text:p text:style-name="P8">We go in what seems like a normal introduction tour of the school, at the time I didn’t really have anything to compare it to. I couldn’t really compare any of my first day of school experiences to <text:soft-page-break/>anything, I didn’t have any point of reference. I just assumed that this was all normal. I later found out that all of my experiences were not like any of the other public school kid’s experiences. Here at Thornburg there was only quality. When the teacher talked he used words and phrases that made him seem more interesting, all of the students in the observable classes were not only there to learn, but wanted to learn. Only later did I find out later in my life this was not the case in common public schools. This routine <text:span text:style-name="T6">became</text:span> desired by me and I did not want it to change, I liked going to school and learning. I liked my home at the <text:span text:style-name="T6">o</text:span>rphanage <text:span text:style-name="T6">where I would tell Nancy all the things I learned each day. At this point I saw her as my mother. I bragged to her about how smart I was, and in return she would tell people she met how amazing I was.</text:span></text:p>
      <text:p text:style-name="P9">This continued into the winter, Nancy comes into my room with the appropriate knock. “Hey hun, did you hear the news? It is going to snow.” She says turning on the TV. <text:span text:style-name="T7">I lay my chunk of LEGOs aside and look at the TV.</text:span> “If it snows to hard there might not be school tomorrow.” <text:span text:style-name="T8">she flips to the weather.</text:span></text:p>
      <text:p text:style-name="P10">My heart sank, I loved school, “No, I don’t want that.” I protest.</text:p>
      <text:p text:style-name="P10">“I know you like school but if it is not safe to get to school they have to close it.”</text:p>
      <text:p text:style-name="P11">The feelings came up and felt like a cut <text:span text:style-name="T9">at</text:span> my emotions, I began to cry. With discontent I reached out for Nancy. She gladly gave me a hug. <text:span text:style-name="T9">After a moment, I released her and wandered over to my bed, that’s all I wanted. The weekends off of school were already pretty boring in comparison but in the middle of the week is painful.</text:span></text:p>
      <text:p text:style-name="P12">As predicted the next morning was covered in snow, about eight inches had fallen during the night. Most businesses were shut down entirely. I woke with hope but was quickly deflated by Nancy explaining to me that I would have to stay at the facility for a few days. I just kinda accepted it. <text:span text:style-name="T11">It was so cold that e</text:span>ven I didn’t want to go outside. <text:span text:style-name="T9">I left my room and saw out a window in the hallway. The thick snow was hiding everything. There was only white, that when grazed by the sun, would blind nearby viewers. I hurried to catch up to Nancy who was walking into the familiar facility kitchen where a few other kids were eating. Most kids would just sit at the table and wait for their caretakers to get their food. The idea of being so codependent is foreign to me. I walk up to the counter where </text:span><text:soft-page-break/><text:span text:style-name="T9">the cooks were and announce my presence, “Good Morning.” say loudly so that I am heard over the scraping of pans.</text:span></text:p>
      <text:p text:style-name="P12">“<text:span text:style-name="T14">Hey Layla. Do you want your favorite?”<text:line-break/><text:tab/>“Yes.” I reply confidently.</text:span></text:p>
      <text:p text:style-name="P12">“<text:span text:style-name="T14">Toast and Cereal?” The cook asks moving closer to hear me.<text:line-break/><text:tab/>“No.” I giggle.</text:span></text:p>
      <text:p text:style-name="P12">“<text:span text:style-name="T20">What’s your favorite then?”<text:line-break/><text:tab/>“I like sausage patties with scrambled eggs.” I say standing proud knowing that I could order my own food.</text:span></text:p>
      <text:p text:style-name="P12">“<text:span text:style-name="T21">Alright, I will bring it to you when it is ready.</text:span>”</text:p>
      <text:p text:style-name="P14">I wander over a seat at a table, looking around at the other kids I realize it has been awhile since I have seen any of them. <text:span text:style-name="T22">Without time to think about the idea Nancy some into the cafeteria with with a couple folders of paperwork and sits next to me at the table.</text:span></text:p>
      <text:p text:style-name="P13">She begins to talk without much space for silence either, this conversation would be different. “Layla, there is a family that wanted to come talk to you today. Do you know what that means?”<text:line-break/><text:tab/>“They might want to adopt me?” I reply not even knowing that that means.</text:p>
      <text:p text:style-name="P13">“Yes that’s correct. <text:span text:style-name="T23">If you want that you have to be a good girl today alright?” She begins flipping through the papers, “Unfortunately that means I have to work on these papers.” she says as the cook brings me my food, steaming hot and everything. A bit of steam hits my nose and my mouth waters. I love this simple combo of a protein breakfast. I continue eating and Nancy gets up with her papers and looks at me for a moment ans says, “They may be here a bit later, I will find you then.” as she leaves the area.</text:span></text:p>
      <text:p text:style-name="P15">After I eat, I wander off to my room and snuggle up in a fleece blanket to defend myself from the cold nip that’s penetrating the building. I eye my room and find the remote to the TV and tactility get it <text:span text:style-name="T25">from the TV stand </text:span>to the <text:span text:style-name="T25">inside of the</text:span> blanket while trying to avoid the air, I turn on the TV and flip to cartoons.</text:p>
      <text:p text:style-name="P16">I enjoy the <text:span text:style-name="T26">morning cartoons</text:span> for an hour or so before there is a knock at the door, <text:span text:style-name="T24">in the pause between this knock and the next, I began to worry about what it meant to be adopted. My child-like mind didn’t put much effort into the idea though. Instinctively I opened the door, it was Nancy. My little worry faded, “There is a family here that would like to see you.” Is this it?</text:span></text:p>
      <text:p text:style-name="P30"><text:soft-page-break/><text:span text:style-name="T15"><text:tab/></text:span><text:span text:style-name="T16">I wander out from my fortress of warmth and immediately get pierced by the icy arrows of the atmosphere. I release a shiver and walk into the hallway. Down the hall, past the other four doors I hear talking, the voices are coming form the location of the office. It’s really muffled and I can’t make it out. Nancy continues in the direction of the office. I follow. I feel more attentive than normal, I feel like I am noticing things that I normally ignore, like the color of the wall. Halfway down the hall I can now tell that there is only one voice coming from a person that I have never met. His voice was very articulated with all of his words, similar to my teacher. When we get to the door Nancy gives it a light knock. The people from inside look through the door window and make a motion to enter. The the same moment she turned the door handle, one of a couple big life changes would happen.</text:span></text:p>
      <text:p text:style-name="P28"><text:tab/>“<text:span text:style-name="T26">Hello there Ms. Null.” the man behind the desk said to me. This was my first time in this room so I was eyeing everything. A few posters on the wall and a family photo on the desk. “I have Jack here and he is interested in letting you live with him.” The introduction was wasted, I didn’t know the guy behind the desk either. A stranger introducing a stranger is all this was. I look to Nancy who is standing in the doorway behind me for comfort. She nods to the guy closest to me, Jack.</text:span></text:p>
      <text:p text:style-name="P28"><text:tab/><text:span text:style-name="T27">I say, “Hello.” in hesitation.</text:span></text:p>
      <text:p text:style-name="P28"><text:tab/>“<text:span text:style-name="T27">Hey there kiddo, do you know why I’m here today?” He asks.</text:span></text:p>
      <text:p text:style-name="P28"><text:tab/>“<text:span text:style-name="T27">You want to adopt me?” I question the situation, the room is silent so even my small voice is strong sounding.</text:span></text:p>
      <text:p text:style-name="P28"><text:tab/>“<text:span text:style-name="T27">Yeah, that’s right, do you know what that means?”</text:span></text:p>
      <text:p text:style-name="P28"><text:tab/>“<text:span text:style-name="T27">That means I will live with you.” I say, not sure if the idea is exciting or terrifying.</text:span></text:p>
      <text:p text:style-name="P28"><text:tab/>“<text:span text:style-name="T27">Yeah, that’s pretty much it. I hear you love school, what school do you go to?”<text:line-break/><text:tab/>“Thornburg.” I manage to say. The man behind the desk, the director, begins to say makes a motion to say something and Nancy shifts her weight. Did I say something wrong?<text:line-break/><text:tab/>“Do you like that school?” The stranger cuts everybody off.</text:span></text:p>
      <text:p text:style-name="P28"><text:tab/>“<text:span text:style-name="T28">Yes, sir.” I say looking up, more confidently.</text:span></text:p>
      <text:p text:style-name="P28"><text:tab/><text:span text:style-name="T29">Jack looks at me for a few moments, I remain steady, observing details about him, he’s light skin with almost well kept hair, some stubbly facial hair, an almost well worn dress shirt and classic </text:span><text:soft-page-break/><text:span text:style-name="T29">jeans. To me it felt like he was trying to copy a magazine model and came close and decided it was good enough. In an afterthought I don’t think he was listening to my answers as much as he was listening to how I answered. I answered as confidently as I could. I think I wanted to impress him, but I’m not really sure.</text:span></text:p>
      <text:p text:style-name="P28"><text:tab/>“<text:span text:style-name="T30">How old are you?” he asks after a few moments.</text:span></text:p>
      <text:p text:style-name="P28"><text:tab/>“<text:span text:style-name="T30">I’m 5 years old.” I declare with ease.</text:span></text:p>
      <text:p text:style-name="P28"><text:tab/>“<text:span text:style-name="T30">Do you have any religion?” he asks.</text:span></text:p>
      <text:p text:style-name="P28"><text:tab/>“<text:span text:style-name="T30">I don’t understand.” I answer honestly.</text:span></text:p>
      <text:p text:style-name="P28"><text:tab/><text:span text:style-name="T30">He looks up at the other staff, both are looking at him nervously. As if forgetting what he asked he looks back at me, “Who choose your clothes?”</text:span></text:p>
      <text:p text:style-name="P28"><text:tab/><text:span text:style-name="T31">A simple question, “It pajamas, I picked them out.”</text:span></text:p>
      <text:p text:style-name="P28"><text:tab/><text:span text:style-name="T31">The questioning went on for a little while asking seemingly random things, I answered what I knew and then when he seemed done he I was led to my room again. It was an overall strange experience. I hope I didn’t say anything wrong. Life continued as normal for a couple days. One Friday, Nancy came into my room with an abnormal twinge of sadness in her eyes. She had a large black unmarked duffel bag with her. She explained that the man that had been questioning me the other day has decided to adopt me and that I will be living at his house from that point on. I would be allowed to continue at my school. I need to pack my stuff into the duffel so that I am ready to go to his home. School was still canceled or I may have protested but everything was happening so fast I was confused and a little scared. I would be in a house with strangers, is this what I was hyped for?</text:span></text:p>
      <text:p text:style-name="P29">I felt like there was not enough time to talk about it, I took the duffel and Nancy and I placed my things into the bag, her more neatly than me. I started to place a couple toys into the bag and Nancy stopped me.<text:line-break/><text:tab/>“I’m sorry hun, but most of the toys you have are a part of the orphanage and you can’t take them, that also means the legos.”</text:p>
      <text:p text:style-name="P29"><text:tab/><text:span text:style-name="T32">I felf upset, defeated, and confused. There were so many things going on at the same time that I did not really have the time or ability to focus on one emotion long enough to react. My stuff was being put into a duffel bag I never seen before and I was being told me entire life would never be the same. How does a five year old react to this? A few moments later everything I was allowed to take with me was packed neatly and ready to go. I stood there, not sure </text:span><text:soft-page-break/><text:span text:style-name="T32">what emotion would even be appropriate at this time, I mostly felt defeated. I had no real say in what happens next. I remember that the goal was to get adopted, it was always talked about as a great achievement, but now that it is happening it seems like an absolute nightmare. Everything I have ever known is being striped from me and I am being told to live with a person I only saw once last week. We both walked into the lobby. The man I saw last time is standing there talking to the receptionist, he almost looks a bit thinner than an average person, he is wearing a wrinkly button up shirt and regular jeans that match his style. His eyes shift to us as we walked down the hallway toward the main entrance. The after thought of not taking any of my favorite toys with me started to pull at me. Everything is happening so fast. As we approach, Jack kneels down to be a my eye level.</text:span></text:p>
      <text:p text:style-name="P29"><text:tab/>“<text:span text:style-name="T33">Well this is it.” He begins, “I have talked to these nice people and they said you can come live with me.”</text:span></text:p>
      <text:p text:style-name="P29"><text:tab/><text:span text:style-name="T33">I looked at him, half scared, half excited. I look at Nancy for comfort or approval. She looks back and then back at Jack and offers the duffel bag, it seems like approval. I regroup my attention to Jack again, “I heard you had to leave all of your toys behind so I got you this.” I talks while fumbling through his jacket to get something out. It’s a Rubik’s Cube. I had only seem them on TV. I reach out to accept it. I look over it, I was foreign in my hand. “I know it’s not Legos but it’s still kinda cool.”<text:line-break/><text:tab/>I look back to him, “How does it work?”<text:line-break/><text:tab/>He opens his hand to allow me to put in his hand, “Well you mix it up and try to solve it so all the sides have all the sides with their own color on it.” I look at him with amusement, as he points to all the sides. He hands it back to me solved. “How about you mix it up?”</text:span></text:p>
      <text:p text:style-name="P29"><text:tab/><text:span text:style-name="T34">I take the cube from his hand, and for a moment I realize that everybody is staring at us. It’s not important right now. The cube was mesmerizing I had to play with it. I began spinning the sides, it turned easily and kinda snapped into the cube shape every turn I made. Every feature made me turn it more. After a few moments I offered the cube back to him, “You can solve it.”</text:span></text:p>
      <text:p text:style-name="P29"><text:tab/><text:span text:style-name="T35">He replied “Sure.” without hesitation, he received the cube and spun it very fast and in a few moments it was all fixed the way it had been before. I didn’t know how impressive this was at the time </text:span><text:soft-page-break/><text:span text:style-name="T35">but the other staff were in awe. Nancy even did a little clap and complimented him on how impressive it was. “Here you go. It is yours to keep.”</text:span></text:p>
      <text:p text:style-name="P29"><text:tab/><text:span text:style-name="T35">I felt much better, the unexpected gift made me happy that Jack choose to let me live at his home. “Thank you very much.” I replied and held the cube in a way that almost seemed like I was protecting it. A phone in the back office rang and the director wanders into the back and answers it.</text:span></text:p>
      <text:p text:style-name="P29"><text:tab/><text:span text:style-name="T36">The mood shifted slightly, </text:span>“<text:span text:style-name="T35">We need to go to the car and drive to your new home.” He said, “Are you ready? Do you have everything you need?”<text:line-break/><text:tab/>Nancy begins, “We have packed all of here belongings into this duffel, including her school uniform.”<text:line-break/><text:tab/>I had a small panic, “Will I still go to school with my friends?”<text:tab/>Nancy and Jack spoke at the same time with their versions of yes. I began to relax again and look at the cube. It was new, and the stickers had a weird texture on it, like they were rubber. I watched Nancy pick up the duffel.</text:span></text:p>
      <text:p text:style-name="P29"><text:tab/><text:span text:style-name="T36">Jack walks to the door and holds it open, “Well let’s go Lèla.” That was the first time he called my name. It didn’t feel like one of those times your parents calls your name because they want something or you are in trouble, it was like, you’re included. It felt good. I easily obeyed following him through the doors that he held open for me. Nancy followed behind me carrying the duffel of all my things, mostly clothes. His car was already in the front of the facility, it looked expensive. He unlocked it and let me into the back seat, I got in and looked around, absorbing information like a sponge, there were lots of crazy features that I have never seen before and a few electronic devices laying in the seat. I sat back in a seat and put on my seat-belt. I want to make this guy happy, be seems really nice. Nancy opened the back hatch and put in my duffel and then came to the window where I sat.</text:span></text:p>
      <text:p text:style-name="P29"><text:tab/><text:span text:style-name="T37">She motioned for me to roll the window down, I looked at the door for a moment and then rolled down. “Lèla, I’m going to miss you.” She said no longer able to hold in the emotion she began to cry. Fat tears of only a mother losing her child could produce. I wasn’t dying, but I definitely was leaving. As a child, I didn’t know how to respond.</text:span></text:p>
      <text:p text:style-name="P29"><text:soft-page-break/><text:tab/>“<text:span text:style-name="T37">I will miss you too Nancy.” Is the only phrase I knew to say, it’s all I could think of. She walked away from the window. Nancy had been my care taker for about 5 years now. I didn’t know anyone else as a parent. Did I even know what was going on? Probably not. I fiddled with my cube as my head spun with thoughts trying to piece what was happening together.</text:span></text:p>
      <text:p text:style-name="P29"><text:tab/><text:span text:style-name="T38">Jack got into the car and started it, the car was quiet. He looked at me, “I see you got your seat-belt on, good. It’s not a long drive. Ready?”<text:line-break/><text:tab/>I nodded and he drove.</text:span></text:p>
      <text:p text:style-name="P29"/>
      <text:h text:style-name="P33" text:outline-level="1">Chapter <text:span text:style-name="T38">2</text:span> – <text:span text:style-name="T38">There was Ligh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ourier New" fo:font-family="'Courier New'" style:font-style-name="Bold" style:font-family-generic="modern" style:font-pitch="fixed" fo:font-size="16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style:font-name="Courier New1" fo:font-family="'Courier New'" style:font-family-generic="modern" fo:font-size="14pt" fo:font-weight="bold" style:font-size-asian="14pt" style:font-weight-asian="bold" style:font-name-complex="Courier New1" style:font-family-complex="'Courier New'" style:font-family-generic-complex="modern"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urier New2"/>
    </style:style>
    <style:style style:name="MP2" style:family="paragraph" style:parent-style-name="Header_20_left">
      <style:text-properties style:font-name="Courier New2"/>
    </style:style>
    <style:style style:name="MT1" style:family="text">
      <style:text-properties style:font-name="Courier New2"/>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GLITCHED</text:p>
      </style:header>
      <style:header-left>
        <text:p text:style-name="MP2">GLITCHED</text:p>
      </style:header-left>
      <style:footer>
        <text:p text:style-name="Footer"><text:tab/><text:tab/><text:span text:style-name="MT1">Page </text:span><text:span text:style-name="MT1"><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èla Null</meta:initial-creator>
    <meta:creation-date>2017-08-09T05:11:37.700000000</meta:creation-date>
    <dc:date>2018-10-31T04:20:46.210000000</dc:date>
    <meta:editing-duration>P1DT7H39M44S</meta:editing-duration>
    <meta:editing-cycles>101</meta:editing-cycles>
    <meta:generator>LibreOffice/6.1.1.2$Windows_X86_64 LibreOffice_project/5d19a1bfa650b796764388cd8b33a5af1f5baa1b</meta:generator>
    <dc:subject>Science Fiction Novel</dc:subject>
    <dc:title>Glitched</dc:title>
    <meta:document-statistic meta:table-count="0" meta:image-count="0" meta:object-count="0" meta:page-count="21" meta:paragraph-count="129" meta:word-count="7091" meta:character-count="36570" meta:non-whitespace-character-count="29514"/>
  </office:meta>
</office:document-meta>
</file>

<file path=VersionList.xml><?xml version="1.0" encoding="utf-8"?>
<VL:version-list xmlns:dc="http://purl.org/dc/elements/1.1/" xmlns:VL="http://openoffice.org/2001/versions-list">
  <VL:version-entry VL:title="Version1" VL:comment="Automatically saved version" VL:creator="Lèla Null" dc:date-time="2018-01-05T04:33:13"/>
  <VL:version-entry VL:title="Version2" VL:comment="Automatically saved version" VL:creator="" dc:date-time="2018-07-25T16:05:34"/>
</VL:version-list>
</file>